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color="#333333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fo:language="en" fo:country="ZA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language="en" fo:country="CA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Description</text:p>
      <text:p text:style-name="P9">BareShare</text:p>
      <text:p text:style-name="P3"/>
      <text:p text:style-name="P4">The name is partly a Swedish wordplay meaning ”Just share!”, but also that it Backups, using Rsync, and then just shares.</text:p>
      <text:p text:style-name="P4"/>
      <text:p text:style-name="P4">It'll be a backup service just like ie. Dropbox, Ubuntu One, SparkleShare and so on. </text:p>
      <text:p text:style-name="P4">I'll be using Rsync for the file transfer, encrypted using SSH.</text:p>
      <text:p text:style-name="P4"/>
      <text:p text:style-name="P4">Just like all the other services like this one, it'll be managed by a simple indicator. The rest will be a cron script, or something else that might be easy, low fat and automagically. (yes, magic!)</text:p>
      <text:p text:style-name="P4"/>
      <text:p text:style-name="P4">The <text:span text:style-name="T4">server</text:span> <text:span text:style-name="T4">will</text:span> <text:span text:style-name="T3">only</text:span> <text:span text:style-name="T2">really</text:span> <text:span text:style-name="T2">need</text:span> SSH <text:span text:style-name="T2">server</text:span> <text:span text:style-name="T1">installed</text:span>, but there will be some config files stored for the authorization of machines (mostly for LAN sync).</text:p>
      <text:p text:style-name="P4"/>
      <text:p text:style-name="P4">The client will have the BareShare software installed, being a indicator applet and a script that transers the files to where they should be. </text:p>
      <text:p text:style-name="P4">A config file will alsso be stored in ~/.bareshare</text:p>
      <text:p text:style-name="P4"/>
      <text:p text:style-name="P4">Initally it will only support GNU/Linux (Ubuntu for me, Daniel Holm), but since both SSH and Rsync works for Unix-alike and Windows, they will also be supported.</text:p>
      <text:p text:style-name="P4"/>
      <text:p text:style-name="P7">Config files:</text:p>
      <text:p text:style-name="P4"/>
      <text:p text:style-name="P4">~/.bareshare</text:p>
      <text:list xml:id="list1998875748" text:style-name="L1">
        <text:list-item>
          <text:p text:style-name="P6">bareshare.conf</text:p>
        </text:list-item>
        <text:list-item>
          <text:p text:style-name="P6">bareshare.log</text:p>
        </text:list-item>
        <text:list-item>
          <text:p text:style-name="P6">(/tmp)</text:p>
        </text:list-item>
      </text:list>
      <text:p text:style-name="P4"/>
      <text:p text:style-name="P4"><text:span text:style-name="T5">The conf-file will probably be in XML or something alike.</text:span></text:p>
      <text:p text:style-name="P4"/>
      <text:p text:style-name="P4"/>
      <text:p text:style-name="P7">License:</text:p>
      <text:p text:style-name="P4">The project will be released as GPLv3.</text:p>
      <text:p text:style-name="P4"/>
      <text:p text:style-name="P4"/>
      <text:p text:style-name="P7">Dependencies:</text:p>
      <text:list xml:id="list1633908569" text:style-name="L2">
        <text:list-item>
          <text:p text:style-name="P8">SSH</text:p>
        </text:list-item>
        <text:list-item>
          <text:p text:style-name="P8">Rsync</text:p>
        </text:list-item>
        <text:list-item>
          <text:p text:style-name="P8">Lsyncd (in the futur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333333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20109<text:tab/><text:tab/>Daniel Holm</text:p>
        <text:p text:style-name="MP1">BareShare<text:tab/><text:tab/>admin@danielholm.se</text:p>
      </style:header>
      <style:footer>
        <text:p text:style-name="MP2"><text:page-number text:select-page="current">1</text:page-number>(<text:page-count>1</text:page-count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olm</meta:initial-creator>
    <meta:creation-date>2011-09-07T11:00:13</meta:creation-date>
    <dc:date>2012-01-10T20:27:31</dc:date>
    <dc:creator>Daniel Holm</dc:creator>
    <meta:editing-duration>PT16M18S</meta:editing-duration>
    <meta:editing-cycles>10</meta:editing-cycles>
    <meta:generator>LibreOffice/3.4$Unix LibreOffice_project/340m1$Build-402</meta:generator>
    <meta:document-statistic meta:table-count="0" meta:image-count="0" meta:object-count="0" meta:page-count="1" meta:paragraph-count="25" meta:word-count="215" meta:character-count="1265" meta:non-whitespace-character-count="1077"/>
  </office:meta>
</office:document-meta>
</file>